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3_5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3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Mrs. D. Potsdamer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September 6, 1893</text:p>
      <text:p text:style-name="P5">Month<text:tab/><text:tab/><text:tab/><text:tab/><text:tab/><text:tab/>September</text:p>
      <text:p text:style-name="P5">Year<text:tab/><text:tab/><text:tab/><text:tab/><text:tab/><text:tab/>1893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3">Phila Sept 6[/ inserted by author]93./</text:p>
      <text:p text:style-name="P2">Rev Dr. Morais./</text:p>
      <text:p text:style-name="P2"><text:tab/>Reverend Sir./</text:p>
      <text:p text:style-name="P2"><text:tab/><text:tab/>I hope/ that I have given/ no offence[sic!] by my/ suggestion. <text:s/>I would/ not have ventured/ as to seemingly/ dictate to you, had/ not Mrs Polano came/ to my Daughter saying/ that, your Son had/ mentioned the advisability/ of a change in that/ respect. <text:s/>After reading/ your kind acknowledg-/ment, I agree with/ you that the change/ would seem strange to/ you &amp; the Congregation./ <text:s/>Always being Happy to/ contribute to your comfort/ &amp; with Best Wishes for/ the coming Holidays/ I am very Respectfly/ Mrs. D. Postdamer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15T13:08:10.68</meta:creation-date>
    <meta:document-statistic meta:table-count="0" meta:image-count="0" meta:object-count="0" meta:page-count="2" meta:paragraph-count="64" meta:word-count="263" meta:character-count="1859"/>
    <dc:date>2011-12-15T13:22:53.29</dc:date>
    <dc:creator>Penn Libraries</dc:creator>
    <meta:editing-duration>PT00H14M42S</meta:editing-duration>
    <meta:editing-cycles>1</meta:editing-cycles>
    <meta:generator>OpenOffice.org/3.2$Win32 OpenOffice.org_project/320m12$Build-9483</meta:generator>
  </office:meta>
</office:document-meta>
</file>